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2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38mm"/>
    </style:style>
    <style:style style:name="co6" style:family="table-column">
      <style:table-column-properties fo:break-before="auto" style:column-width="48.1mm"/>
    </style:style>
    <style:style style:name="co7" style:family="table-column">
      <style:table-column-properties fo:break-before="auto" style:column-width="3.58mm"/>
    </style:style>
    <style:style style:name="co8" style:family="table-column">
      <style:table-column-properties fo:break-before="auto" style:column-width="5.8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91.78mm"/>
    </style:style>
    <style:style style:name="co11" style:family="table-column">
      <style:table-column-properties fo:break-before="auto" style:column-width="16.86mm"/>
    </style:style>
    <style:style style:name="co12" style:family="table-column">
      <style:table-column-properties fo:break-before="auto" style:column-width="9.12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8.55mm"/>
    </style:style>
    <style:style style:name="co15" style:family="table-column">
      <style:table-column-properties fo:break-before="auto" style:column-width="87.35mm"/>
    </style:style>
    <style:style style:name="co16" style:family="table-column">
      <style:table-column-properties fo:break-before="auto" style:column-width="14.38mm"/>
    </style:style>
    <style:style style:name="co17" style:family="table-column">
      <style:table-column-properties fo:break-before="auto" style:column-width="176.37mm"/>
    </style:style>
    <style:style style:name="co18" style:family="table-column">
      <style:table-column-properties fo:break-before="auto" style:column-width="51.98mm"/>
    </style:style>
    <style:style style:name="co19" style:family="table-column">
      <style:table-column-properties fo:break-before="auto" style:column-width="35.15mm"/>
    </style:style>
    <style:style style:name="co20" style:family="table-column">
      <style:table-column-properties fo:break-before="auto" style:column-width="4.94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82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71m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71m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71m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26mm 0.04mm 0.53m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80" style:family="table-cell" style:parent-style-name="Default" style:data-style-name="N37">
      <style:table-cell-properties fo:background-color="#dde8cb" fo:border="0.74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dde8cb" fo:border="0.74pt solid #000000"/>
      <style:text-properties style:font-name="Arial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e8cb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9" table:default-cell-style-name="ce228"/>
        <table:table-column table:style-name="co3" table:default-cell-style-name="ce81"/>
        <table:table-column table:style-name="co3" table:number-columns-repeated="2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80" office:value-type="date" office:date-value="2022-10-01" calcext:value-type="date">
            <text:p>01.10.22</text:p>
          </table:table-cell>
          <table:table-cell table:style-name="ce239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9" table:style-name="ce229" office:value-type="float" office:value="124.35" calcext:value-type="float">
            <text:p>124.35</text:p>
          </table:table-cell>
          <table:table-cell table:style-name="ce82" office:value-type="float" office:value="124.35" calcext:value-type="float">
            <text:p>124.35</text:p>
          </table:table-cell>
          <table:table-cell table:number-columns-repeated="2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82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717.85" calcext:value-type="float">
            <text:p>2717.85</text:p>
          </table:table-cell>
          <table:table-cell table:formula="of:=SUM([.T2:.T36])" office:value-type="float" office:value="2847.5" calcext:value-type="float">
            <text:p>2847.5</text:p>
          </table:table-cell>
          <table:table-cell table:formula="of:=SUM([.U2:.U36])" office:value-type="float" office:value="2786.85" calcext:value-type="float">
            <text:p>27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83" table:formula="of:=[.I20]-[.S37]" office:value-type="float" office:value="451.15" calcext:value-type="float">
            <text:p>451.15</text:p>
          </table:table-cell>
          <table:table-cell table:style-name="ce231" table:formula="of:=[.I20]-[.T37]" office:value-type="float" office:value="321.5" calcext:value-type="float">
            <text:p>321.5</text:p>
          </table:table-cell>
          <table:table-cell table:style-name="ce231" table:formula="of:=[.I20]-[.U37]" office:value-type="float" office:value="382.15" calcext:value-type="float">
            <text:p>3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84" table:formula="of:=[.S39]/30" office:value-type="float" office:value="15.0383333333333" calcext:value-type="float">
            <text:p>15.0383333333333</text:p>
          </table:table-cell>
          <table:table-cell table:style-name="ce242" table:formula="of:=[.T39]/30" office:value-type="float" office:value="10.7166666666667" calcext:value-type="float">
            <text:p>10.7166666666667</text:p>
          </table:table-cell>
          <table:table-cell table:style-name="ce242" table:formula="of:=[.U39]/30" office:value-type="float" office:value="12.7383333333333" calcext:value-type="float">
            <text:p>1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3" calcext:value-type="float">
            <text:p>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5" calcext:value-type="float">
            <text:p>5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12648" calcext:value-type="float">
            <text:p>12648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115087" calcext:value-type="float">
            <text:p>115087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2323" calcext:value-type="float">
            <text:p>232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1196" calcext:value-type="float">
            <text:p>1196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6944" calcext:value-type="float">
            <text:p>69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37713" calcext:value-type="float">
            <text:p>37713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3" table:style-name="Default" office:value-type="float" office:value="27" calcext:value-type="float">
            <text:p>27</text:p>
          </table:table-cell>
          <table:table-cell table:style-name="Default" table:number-columns-repeated="15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table:number-columns-repeated="20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6.9mm" fo:margin-bottom="6.39mm" fo:margin-left="8.54mm" fo:margin-right="4.8mm" style:scale-to="83%" style:writing-mode="lr-tb"/>
      <style:header-style>
        <style:header-footer-properties fo:min-height="3.6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5-11-11T04:27:26.059962787</meta:creation-date>
    <meta:generator>LibreOffice/6.1.5.2$Linux_X86_64 LibreOffice_project/10$Build-2</meta:generator>
    <dc:date>2022-09-27T19:00:57.935277869</dc:date>
    <meta:editing-duration>P8DT13H57M57S</meta:editing-duration>
    <meta:editing-cycles>189</meta:editing-cycles>
    <meta:print-date>2022-04-06T01:20:02.443000000</meta:print-date>
    <meta:document-statistic meta:table-count="5" meta:cell-count="1201" meta:object-count="0"/>
  </office:meta>
</office:document-meta>
</file>